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5947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4738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700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8757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9187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713n3620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688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553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4044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0043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1989n4234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43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491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02170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244n4798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920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64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72031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78082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10996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89420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10.995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76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403n399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792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20.576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118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449n465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43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40.62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842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502n542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688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78.894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543n606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920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189.97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75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581n681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176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572.42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91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624n764e.lp_problog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8628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936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704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799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206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389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4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1696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9])" office:value-type="float"/>
          <table:table-cell table:formula="of:=SUM([.C3:.C39])" office:value-type="float"/>
          <table:table-cell table:formula="of:=SUM([.D3:.D39])" office:value-type="float"/>
          <table:table-cell table:formula="of:=SUM([.E3:.E39])" office:value-type="float"/>
          <table:table-cell table:formula="of:=SUM([.F3:.F39])" office:value-type="float"/>
          <table:table-cell table:formula="of:=SUM([.G3:.G39])" office:value-type="float"/>
          <table:table-cell table:formula="of:=SUM([.H3:.H39])" office:value-type="float"/>
          <table:table-cell table:formula="of:=SUM([.I3:.I39])" office:value-type="float"/>
          <table:table-cell table:formula="of:=SUM([.J3:.J39])" office:value-type="float"/>
          <table:table-cell table:formula="of:=SUM([.K3:.K39])" office:value-type="float"/>
          <table:table-cell table:formula="of:=SUM([.L3:.L39])" office:value-type="float"/>
          <table:table-cell table:formula="of:=SUM([.M3:.M39])" office:value-type="float"/>
          <table:table-cell table:formula="of:=SUM([.N3:.N39])" office:value-type="float"/>
          <table:table-cell table:formula="of:=SUM([.O3:.O39])" office:value-type="float"/>
          <table:table-cell table:formula="of:=SUM([.P3:.P39])" office:value-type="float"/>
          <table:table-cell table:formula="of:=SUM([.Q3:.Q39])" office:value-type="float"/>
          <table:table-cell table:formula="of:=SUM([.R3:.R39])" office:value-type="float"/>
          <table:table-cell table:formula="of:=SUM([.S3:.S39])" office:value-type="float"/>
          <table:table-cell table:formula="of:=SUM([.T3:.T39])" office:value-type="float"/>
          <table:table-cell table:formula="of:=SUM([.U3:.U39])" office:value-type="float"/>
          <table:table-cell table:formula="of:=SUM([.V3:.V39])" office:value-type="float"/>
          <table:table-cell table:formula="of:=SUM([.W3:.W39])" office:value-type="float"/>
          <table:table-cell table:formula="of:=SUM([.X3:.X39])" office:value-type="float"/>
          <table:table-cell table:formula="of:=SUM([.Y3:.Y39])" office:value-type="float"/>
          <table:table-cell table:formula="of:=SUM([.Z3:.Z39])" office:value-type="float"/>
          <table:table-cell table:formula="of:=SUM([.AA3:.AA39])" office:value-type="float"/>
          <table:table-cell table:formula="of:=SUM([.AB3:.AB39])" office:value-type="float"/>
          <table:table-cell table:formula="of:=SUM([.AC3:.AC39])" office:value-type="float"/>
          <table:table-cell table:formula="of:=SUM([.AD3:.AD39])" office:value-type="float"/>
          <table:table-cell table:formula="of:=SUM([.AE3:.AE39])" office:value-type="float"/>
          <table:table-cell table:formula="of:=SUM([.AF3:.AF39])" office:value-type="float"/>
          <table:table-cell table:formula="of:=SUM([.AG3:.AG39])" office:value-type="float"/>
          <table:table-cell table:formula="of:=SUM([.AH3:.AH39])" office:value-type="float"/>
          <table:table-cell table:formula="of:=SUM([.AI3:.AI39])" office:value-type="float"/>
          <table:table-cell table:formula="of:=SUM([.AJ3:.AJ39])" office:value-type="float"/>
          <table:table-cell table:formula="of:=SUM([.AK3:.AK39])" office:value-type="float"/>
          <table:table-cell table:formula="of:=SUM([.AL3:.AL39])" office:value-type="float"/>
          <table:table-cell table:formula="of:=SUM([.AM3:.AM39])" office:value-type="float"/>
          <table:table-cell table:formula="of:=SUM([.AN3:.AN39])" office:value-type="float"/>
          <table:table-cell table:formula="of:=SUM([.AO3:.AO3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9])" office:value-type="float"/>
          <table:table-cell table:formula="of:=AVERAGE([.C3:.C39])" office:value-type="float"/>
          <table:table-cell table:formula="of:=AVERAGE([.D3:.D39])" office:value-type="float"/>
          <table:table-cell table:formula="of:=AVERAGE([.E3:.E39])" office:value-type="float"/>
          <table:table-cell table:formula="of:=AVERAGE([.F3:.F39])" office:value-type="float"/>
          <table:table-cell table:formula="of:=AVERAGE([.G3:.G39])" office:value-type="float"/>
          <table:table-cell table:formula="of:=AVERAGE([.H3:.H39])" office:value-type="float"/>
          <table:table-cell table:formula="of:=AVERAGE([.I3:.I39])" office:value-type="float"/>
          <table:table-cell table:formula="of:=AVERAGE([.J3:.J39])" office:value-type="float"/>
          <table:table-cell table:formula="of:=AVERAGE([.K3:.K39])" office:value-type="float"/>
          <table:table-cell table:formula="of:=AVERAGE([.L3:.L39])" office:value-type="float"/>
          <table:table-cell table:formula="of:=AVERAGE([.M3:.M39])" office:value-type="float"/>
          <table:table-cell table:formula="of:=AVERAGE([.N3:.N39])" office:value-type="float"/>
          <table:table-cell table:formula="of:=AVERAGE([.O3:.O39])" office:value-type="float"/>
          <table:table-cell table:formula="of:=AVERAGE([.P3:.P39])" office:value-type="float"/>
          <table:table-cell table:formula="of:=AVERAGE([.Q3:.Q39])" office:value-type="float"/>
          <table:table-cell table:formula="of:=AVERAGE([.R3:.R39])" office:value-type="float"/>
          <table:table-cell table:formula="of:=AVERAGE([.S3:.S39])" office:value-type="float"/>
          <table:table-cell table:formula="of:=AVERAGE([.T3:.T39])" office:value-type="float"/>
          <table:table-cell table:formula="of:=AVERAGE([.U3:.U39])" office:value-type="float"/>
          <table:table-cell table:formula="of:=AVERAGE([.V3:.V39])" office:value-type="float"/>
          <table:table-cell table:formula="of:=AVERAGE([.W3:.W39])" office:value-type="float"/>
          <table:table-cell table:formula="of:=AVERAGE([.X3:.X39])" office:value-type="float"/>
          <table:table-cell table:formula="of:=AVERAGE([.Y3:.Y39])" office:value-type="float"/>
          <table:table-cell table:formula="of:=AVERAGE([.Z3:.Z39])" office:value-type="float"/>
          <table:table-cell table:formula="of:=AVERAGE([.AA3:.AA39])" office:value-type="float"/>
          <table:table-cell table:formula="of:=AVERAGE([.AB3:.AB39])" office:value-type="float"/>
          <table:table-cell table:formula="of:=AVERAGE([.AC3:.AC39])" office:value-type="float"/>
          <table:table-cell table:formula="of:=AVERAGE([.AD3:.AD39])" office:value-type="float"/>
          <table:table-cell table:formula="of:=AVERAGE([.AE3:.AE39])" office:value-type="float"/>
          <table:table-cell table:formula="of:=AVERAGE([.AF3:.AF39])" office:value-type="float"/>
          <table:table-cell table:formula="of:=AVERAGE([.AG3:.AG39])" office:value-type="float"/>
          <table:table-cell table:formula="of:=AVERAGE([.AH3:.AH39])" office:value-type="float"/>
          <table:table-cell table:formula="of:=AVERAGE([.AI3:.AI39])" office:value-type="float"/>
          <table:table-cell table:formula="of:=AVERAGE([.AJ3:.AJ39])" office:value-type="float"/>
          <table:table-cell table:formula="of:=AVERAGE([.AK3:.AK39])" office:value-type="float"/>
          <table:table-cell table:formula="of:=AVERAGE([.AL3:.AL39])" office:value-type="float"/>
          <table:table-cell table:formula="of:=AVERAGE([.AM3:.AM39])" office:value-type="float"/>
          <table:table-cell table:formula="of:=AVERAGE([.AN3:.AN39])" office:value-type="float"/>
          <table:table-cell table:formula="of:=AVERAGE([.AO3:.AO3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9])" office:value-type="float"/>
          <table:table-cell table:formula="of:=STDEV([.C3:.C39])" office:value-type="float"/>
          <table:table-cell table:formula="of:=STDEV([.D3:.D39])" office:value-type="float"/>
          <table:table-cell table:formula="of:=STDEV([.E3:.E39])" office:value-type="float"/>
          <table:table-cell table:formula="of:=STDEV([.F3:.F39])" office:value-type="float"/>
          <table:table-cell table:formula="of:=STDEV([.G3:.G39])" office:value-type="float"/>
          <table:table-cell table:formula="of:=STDEV([.H3:.H39])" office:value-type="float"/>
          <table:table-cell table:formula="of:=STDEV([.I3:.I39])" office:value-type="float"/>
          <table:table-cell table:formula="of:=STDEV([.J3:.J39])" office:value-type="float"/>
          <table:table-cell table:formula="of:=STDEV([.K3:.K39])" office:value-type="float"/>
          <table:table-cell table:formula="of:=STDEV([.L3:.L39])" office:value-type="float"/>
          <table:table-cell table:formula="of:=STDEV([.M3:.M39])" office:value-type="float"/>
          <table:table-cell table:formula="of:=STDEV([.N3:.N39])" office:value-type="float"/>
          <table:table-cell table:formula="of:=STDEV([.O3:.O39])" office:value-type="float"/>
          <table:table-cell table:formula="of:=STDEV([.P3:.P39])" office:value-type="float"/>
          <table:table-cell table:formula="of:=STDEV([.Q3:.Q39])" office:value-type="float"/>
          <table:table-cell table:formula="of:=STDEV([.R3:.R39])" office:value-type="float"/>
          <table:table-cell table:formula="of:=STDEV([.S3:.S39])" office:value-type="float"/>
          <table:table-cell table:formula="of:=STDEV([.T3:.T39])" office:value-type="float"/>
          <table:table-cell table:formula="of:=STDEV([.U3:.U39])" office:value-type="float"/>
          <table:table-cell table:formula="of:=STDEV([.V3:.V39])" office:value-type="float"/>
          <table:table-cell table:formula="of:=STDEV([.W3:.W39])" office:value-type="float"/>
          <table:table-cell table:formula="of:=STDEV([.X3:.X39])" office:value-type="float"/>
          <table:table-cell table:formula="of:=STDEV([.Y3:.Y39])" office:value-type="float"/>
          <table:table-cell table:formula="of:=STDEV([.Z3:.Z39])" office:value-type="float"/>
          <table:table-cell table:formula="of:=STDEV([.AA3:.AA39])" office:value-type="float"/>
          <table:table-cell table:formula="of:=STDEV([.AB3:.AB39])" office:value-type="float"/>
          <table:table-cell table:formula="of:=STDEV([.AC3:.AC39])" office:value-type="float"/>
          <table:table-cell table:formula="of:=STDEV([.AD3:.AD39])" office:value-type="float"/>
          <table:table-cell table:formula="of:=STDEV([.AE3:.AE39])" office:value-type="float"/>
          <table:table-cell table:formula="of:=STDEV([.AF3:.AF39])" office:value-type="float"/>
          <table:table-cell table:formula="of:=STDEV([.AG3:.AG39])" office:value-type="float"/>
          <table:table-cell table:formula="of:=STDEV([.AH3:.AH39])" office:value-type="float"/>
          <table:table-cell table:formula="of:=STDEV([.AI3:.AI39])" office:value-type="float"/>
          <table:table-cell table:formula="of:=STDEV([.AJ3:.AJ39])" office:value-type="float"/>
          <table:table-cell table:formula="of:=STDEV([.AK3:.AK39])" office:value-type="float"/>
          <table:table-cell table:formula="of:=STDEV([.AL3:.AL39])" office:value-type="float"/>
          <table:table-cell table:formula="of:=STDEV([.AM3:.AM39])" office:value-type="float"/>
          <table:table-cell table:formula="of:=STDEV([.AN3:.AN39])" office:value-type="float"/>
          <table:table-cell table:formula="of:=STDEV([.AO3:.AO3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9]-[.$L3:.$L39])^2)^0.5" office:value-type="float"/>
          <table:table-cell table:number-matrix-columns-spanned="1" table:number-matrix-rows-spanned="1" table:formula="of:=SUM(([.C3:.C39]-[.$M3:.$M39])^2)^0.5" office:value-type="float"/>
          <table:table-cell table:number-matrix-columns-spanned="1" table:number-matrix-rows-spanned="1" table:formula="of:=SUM(([.D3:.D39]-[.$N3:.$N39])^2)^0.5" office:value-type="float"/>
          <table:table-cell table:number-matrix-columns-spanned="1" table:number-matrix-rows-spanned="1" table:formula="of:=SUM(([.E3:.E39]-[.$O3:.$O39])^2)^0.5" office:value-type="float"/>
          <table:table-cell table:number-matrix-columns-spanned="1" table:number-matrix-rows-spanned="1" table:formula="of:=SUM(([.F3:.F39]-[.$P3:.$P39])^2)^0.5" office:value-type="float"/>
          <table:table-cell table:number-matrix-columns-spanned="1" table:number-matrix-rows-spanned="1" table:formula="of:=SUM(([.G3:.G39]-[.$Q3:.$Q39])^2)^0.5" office:value-type="float"/>
          <table:table-cell table:number-matrix-columns-spanned="1" table:number-matrix-rows-spanned="1" table:formula="of:=SUM(([.H3:.H39]-[.$R3:.$R39])^2)^0.5" office:value-type="float"/>
          <table:table-cell table:number-matrix-columns-spanned="1" table:number-matrix-rows-spanned="1" table:formula="of:=SUM(([.I3:.I39]-[.$S3:.$S39])^2)^0.5" office:value-type="float"/>
          <table:table-cell table:number-matrix-columns-spanned="1" table:number-matrix-rows-spanned="1" table:formula="of:=SUM(([.J3:.J39]-[.$T3:.$T39])^2)^0.5" office:value-type="float"/>
          <table:table-cell table:number-matrix-columns-spanned="1" table:number-matrix-rows-spanned="1" table:formula="of:=SUM(([.K3:.K39]-[.$U3:.$U3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9]=[.$L3:.$L39])" office:value-type="float"/>
          <table:table-cell table:number-matrix-columns-spanned="1" table:number-matrix-rows-spanned="1" table:formula="of:=SUM([.C3:.C39]=[.$M3:.$M39])" office:value-type="float"/>
          <table:table-cell table:number-matrix-columns-spanned="1" table:number-matrix-rows-spanned="1" table:formula="of:=SUM([.D3:.D39]=[.$N3:.$N39])" office:value-type="float"/>
          <table:table-cell table:number-matrix-columns-spanned="1" table:number-matrix-rows-spanned="1" table:formula="of:=SUM([.E3:.E39]=[.$O3:.$O39])" office:value-type="float"/>
          <table:table-cell table:number-matrix-columns-spanned="1" table:number-matrix-rows-spanned="1" table:formula="of:=SUM([.F3:.F39]=[.$P3:.$P39])" office:value-type="float"/>
          <table:table-cell table:number-matrix-columns-spanned="1" table:number-matrix-rows-spanned="1" table:formula="of:=SUM([.G3:.G39]=[.$Q3:.$Q39])" office:value-type="float"/>
          <table:table-cell table:number-matrix-columns-spanned="1" table:number-matrix-rows-spanned="1" table:formula="of:=SUM([.H3:.H39]=[.$R3:.$R39])" office:value-type="float"/>
          <table:table-cell table:number-matrix-columns-spanned="1" table:number-matrix-rows-spanned="1" table:formula="of:=SUM([.I3:.I39]=[.$S3:.$S39])" office:value-type="float"/>
          <table:table-cell table:number-matrix-columns-spanned="1" table:number-matrix-rows-spanned="1" table:formula="of:=SUM([.J3:.J39]=[.$T3:.$T39])" office:value-type="float"/>
          <table:table-cell table:number-matrix-columns-spanned="1" table:number-matrix-rows-spanned="1" table:formula="of:=SUM([.K3:.K39]=[.$U3:.$U3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9]&lt;[.$V3:.$V39])" office:value-type="float"/>
          <table:table-cell table:number-matrix-columns-spanned="1" table:number-matrix-rows-spanned="1" table:formula="of:=SUM([.C3:.C39]&lt;[.$W3:.$W39])" office:value-type="float"/>
          <table:table-cell table:number-matrix-columns-spanned="1" table:number-matrix-rows-spanned="1" table:formula="of:=SUM([.D3:.D39]&lt;[.$X3:.$X39])" office:value-type="float"/>
          <table:table-cell table:number-matrix-columns-spanned="1" table:number-matrix-rows-spanned="1" table:formula="of:=SUM([.E3:.E39]&lt;[.$Y3:.$Y39])" office:value-type="float"/>
          <table:table-cell table:number-matrix-columns-spanned="1" table:number-matrix-rows-spanned="1" table:formula="of:=SUM([.F3:.F39]&lt;[.$Z3:.$Z39])" office:value-type="float"/>
          <table:table-cell table:number-matrix-columns-spanned="1" table:number-matrix-rows-spanned="1" table:formula="of:=SUM([.G3:.G39]&lt;[.$AA3:.$AA39])" office:value-type="float"/>
          <table:table-cell table:number-matrix-columns-spanned="1" table:number-matrix-rows-spanned="1" table:formula="of:=SUM([.H3:.H39]&lt;[.$AB3:.$AB39])" office:value-type="float"/>
          <table:table-cell table:number-matrix-columns-spanned="1" table:number-matrix-rows-spanned="1" table:formula="of:=SUM([.I3:.I39]&lt;[.$AC3:.$AC39])" office:value-type="float"/>
          <table:table-cell table:number-matrix-columns-spanned="1" table:number-matrix-rows-spanned="1" table:formula="of:=SUM([.J3:.J39]&lt;[.$AD3:.$AD39])" office:value-type="float"/>
          <table:table-cell table:number-matrix-columns-spanned="1" table:number-matrix-rows-spanned="1" table:formula="of:=SUM([.K3:.K39]&lt;[.$AE3:.$AE3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9]&gt;[.$V3:.$V39])" office:value-type="float"/>
          <table:table-cell table:number-matrix-columns-spanned="1" table:number-matrix-rows-spanned="1" table:formula="of:=SUM([.C3:.C39]&gt;[.$W3:.$W39])" office:value-type="float"/>
          <table:table-cell table:number-matrix-columns-spanned="1" table:number-matrix-rows-spanned="1" table:formula="of:=SUM([.D3:.D39]&gt;[.$X3:.$X39])" office:value-type="float"/>
          <table:table-cell table:number-matrix-columns-spanned="1" table:number-matrix-rows-spanned="1" table:formula="of:=SUM([.E3:.E39]&gt;[.$Y3:.$Y39])" office:value-type="float"/>
          <table:table-cell table:number-matrix-columns-spanned="1" table:number-matrix-rows-spanned="1" table:formula="of:=SUM([.F3:.F39]&gt;[.$Z3:.$Z39])" office:value-type="float"/>
          <table:table-cell table:number-matrix-columns-spanned="1" table:number-matrix-rows-spanned="1" table:formula="of:=SUM([.G3:.G39]&gt;[.$AA3:.$AA39])" office:value-type="float"/>
          <table:table-cell table:number-matrix-columns-spanned="1" table:number-matrix-rows-spanned="1" table:formula="of:=SUM([.H3:.H39]&gt;[.$AB3:.$AB39])" office:value-type="float"/>
          <table:table-cell table:number-matrix-columns-spanned="1" table:number-matrix-rows-spanned="1" table:formula="of:=SUM([.I3:.I39]&gt;[.$AC3:.$AC39])" office:value-type="float"/>
          <table:table-cell table:number-matrix-columns-spanned="1" table:number-matrix-rows-spanned="1" table:formula="of:=SUM([.J3:.J39]&gt;[.$AD3:.$AD39])" office:value-type="float"/>
          <table:table-cell table:number-matrix-columns-spanned="1" table:number-matrix-rows-spanned="1" table:formula="of:=SUM([.K3:.K39]&gt;[.$AE3:.$AE3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9]=[.$AF3:.$AF39])" office:value-type="float"/>
          <table:table-cell table:number-matrix-columns-spanned="1" table:number-matrix-rows-spanned="1" table:formula="of:=SUM([.C3:.C39]=[.$AG3:.$AG39])" office:value-type="float"/>
          <table:table-cell table:number-matrix-columns-spanned="1" table:number-matrix-rows-spanned="1" table:formula="of:=SUM([.D3:.D39]=[.$AH3:.$AH39])" office:value-type="float"/>
          <table:table-cell table:number-matrix-columns-spanned="1" table:number-matrix-rows-spanned="1" table:formula="of:=SUM([.E3:.E39]=[.$AI3:.$AI39])" office:value-type="float"/>
          <table:table-cell table:number-matrix-columns-spanned="1" table:number-matrix-rows-spanned="1" table:formula="of:=SUM([.F3:.F39]=[.$AJ3:.$AJ39])" office:value-type="float"/>
          <table:table-cell table:number-matrix-columns-spanned="1" table:number-matrix-rows-spanned="1" table:formula="of:=SUM([.G3:.G39]=[.$AK3:.$AK39])" office:value-type="float"/>
          <table:table-cell table:number-matrix-columns-spanned="1" table:number-matrix-rows-spanned="1" table:formula="of:=SUM([.H3:.H39]=[.$AL3:.$AL39])" office:value-type="float"/>
          <table:table-cell table:number-matrix-columns-spanned="1" table:number-matrix-rows-spanned="1" table:formula="of:=SUM([.I3:.I39]=[.$AM3:.$AM39])" office:value-type="float"/>
          <table:table-cell table:number-matrix-columns-spanned="1" table:number-matrix-rows-spanned="1" table:formula="of:=SUM([.J3:.J39]=[.$AN3:.$AN39])" office:value-type="float"/>
          <table:table-cell table:number-matrix-columns-spanned="1" table:number-matrix-rows-spanned="1" table:formula="of:=SUM([.K3:.K39]=[.$AO3:.$AO3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9])" office:value-type="float"/>
          <table:table-cell table:formula="of:=AVERAGE([Instances.C3:Instances.C39])" office:value-type="float"/>
          <table:table-cell table:formula="of:=AVERAGE([Instances.D3:Instances.D39])" office:value-type="float"/>
          <table:table-cell table:formula="of:=AVERAGE([Instances.E3:Instances.E39])" office:value-type="float"/>
          <table:table-cell table:formula="of:=SUM([Instances.F3:Instances.F39])" office:value-type="float"/>
          <table:table-cell table:formula="of:=AVERAGE([Instances.G3:Instances.G39])" office:value-type="float"/>
          <table:table-cell table:formula="of:=AVERAGE([Instances.H3:Instances.H39])" office:value-type="float"/>
          <table:table-cell table:formula="of:=AVERAGE([Instances.I3:Instances.I39])" office:value-type="float"/>
          <table:table-cell table:formula="of:=AVERAGE([Instances.J3:Instances.J39])" office:value-type="float"/>
          <table:table-cell table:formula="of:=AVERAGE([Instances.K3:Instances.K39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